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b.Bob( String name , int age , boolean s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b.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b.setSex( boolean s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.test_anno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b.Bo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b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b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b.isS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b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b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